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style:text-line-through-style="none" style:text-line-through-type="none" fo:font-size="36pt" style:font-size-asian="36pt" style:font-size-complex="36pt"/>
    </style:style>
    <style:style style:name="T6" style:family="text">
      <style:text-properties fo:color="#ffffff" style:text-line-through-style="none" style:text-line-through-type="non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Diseño de la disposición de los </text:span></text:p>
          <text:p text:style-name="P3"><text:span text:style-name="T6">componentes del circuito en protoboard. 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Microcontrolador Atmega328-PPU </text:span></text:p>
          <text:p text:style-name="P3"><text:span text:style-name="T6">(cápsula, Práctica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9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2T18:42:34.569722419</dc:date>
    <meta:editing-duration>PT1H10M45S</meta:editing-duration>
    <meta:editing-cycles>7</meta:editing-cycles>
    <meta:generator>LibreOffice/5.2.7.2$Linux_x86 LibreOffice_project/20m0$Build-2</meta:generator>
    <meta:document-statistic meta:object-count="52"/>
  </office:meta>
</office:document-meta>
</file>